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f9f8" officeooo:paragraph-rsid="0005f9f8"/>
    </style:style>
    <style:style style:name="P2" style:family="paragraph" style:parent-style-name="Standard">
      <style:text-properties officeooo:rsid="0005f9f8" officeooo:paragraph-rsid="00076b6d"/>
    </style:style>
    <style:style style:name="P3" style:family="paragraph" style:parent-style-name="Standard">
      <style:text-properties officeooo:rsid="00076b6d" officeooo:paragraph-rsid="00076b6d"/>
    </style:style>
    <style:style style:name="P4" style:family="paragraph" style:parent-style-name="Standard">
      <style:text-properties officeooo:rsid="0009022a" officeooo:paragraph-rsid="0009022a"/>
    </style:style>
    <style:style style:name="P5" style:family="paragraph" style:parent-style-name="Standard">
      <style:text-properties officeooo:rsid="0009f691" officeooo:paragraph-rsid="0009f691"/>
    </style:style>
    <style:style style:name="P6" style:family="paragraph" style:parent-style-name="Standard">
      <style:text-properties officeooo:rsid="000b5b01" officeooo:paragraph-rsid="000b5b01"/>
    </style:style>
    <style:style style:name="P7" style:family="paragraph" style:parent-style-name="Standard">
      <style:text-properties officeooo:rsid="000b5b01" officeooo:paragraph-rsid="000b5b01" fo:background-color="#fff200"/>
    </style:style>
    <style:style style:name="P8" style:family="paragraph" style:parent-style-name="Standard">
      <style:text-properties officeooo:rsid="000c89eb" officeooo:paragraph-rsid="000c89eb"/>
    </style:style>
    <style:style style:name="P9" style:family="paragraph" style:parent-style-name="Standard">
      <style:text-properties officeooo:rsid="000e6bf8" officeooo:paragraph-rsid="000e6bf8"/>
    </style:style>
    <style:style style:name="P10" style:family="paragraph" style:parent-style-name="Standard">
      <style:text-properties officeooo:rsid="0005f9f8" officeooo:paragraph-rsid="0005f9f8"/>
    </style:style>
    <style:style style:name="P11" style:family="paragraph" style:parent-style-name="Standard">
      <style:paragraph-properties fo:text-align="center" style:justify-single-word="false"/>
      <style:text-properties fo:font-size="16pt" officeooo:rsid="0005f9f8" officeooo:paragraph-rsid="000fc55f" style:font-size-asian="16pt" style:font-size-complex="16pt"/>
    </style:style>
    <style:style style:name="P12" style:family="paragraph" style:parent-style-name="Standard">
      <style:text-properties officeooo:rsid="000e6bf8" officeooo:paragraph-rsid="000e6bf8" fo:background-color="#fff200"/>
    </style:style>
    <style:style style:name="P13" style:family="paragraph" style:parent-style-name="Standard">
      <style:text-properties officeooo:rsid="000e6bf8" officeooo:paragraph-rsid="000e6bf8" fo:background-color="transparent"/>
    </style:style>
    <style:style style:name="P14" style:family="paragraph" style:parent-style-name="Standard">
      <style:text-properties officeooo:rsid="000c89eb" officeooo:paragraph-rsid="000c89eb" fo:background-color="transparent"/>
    </style:style>
    <style:style style:name="P15" style:family="paragraph" style:parent-style-name="Standard">
      <style:text-properties officeooo:rsid="000c89eb" officeooo:paragraph-rsid="000c89eb"/>
    </style:style>
    <style:style style:name="P16" style:family="paragraph" style:parent-style-name="Standard">
      <style:text-properties fo:font-weight="bold" officeooo:rsid="000c89eb" officeooo:paragraph-rsid="000c89eb" style:font-weight-asian="bold" style:font-weight-complex="bold"/>
    </style:style>
    <style:style style:name="P17" style:family="paragraph" style:parent-style-name="Standard">
      <style:text-properties officeooo:rsid="0014f8b9" officeooo:paragraph-rsid="0014f8b9" fo:background-color="#fff450"/>
    </style:style>
    <style:style style:name="P18" style:family="paragraph" style:parent-style-name="Standard">
      <style:text-properties officeooo:rsid="0009022a" officeooo:paragraph-rsid="0009022a" fo:background-color="#fff450"/>
    </style:style>
    <style:style style:name="P19" style:family="paragraph" style:parent-style-name="Standard">
      <style:text-properties officeooo:rsid="0009022a" officeooo:paragraph-rsid="0009022a"/>
    </style:style>
    <style:style style:name="T1" style:family="text">
      <style:text-properties fo:background-color="#fff200" loext:char-shading-value="0"/>
    </style:style>
    <style:style style:name="T2" style:family="text">
      <style:text-properties officeooo:rsid="00152b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1">INTERROGATIONS AVANCÉES</text:p>
      <text:p text:style-name="P1"/>
      <text:p text:style-name="P1"/>
      <text:p text:style-name="P2">1 / <text:s/></text:p>
      <text:p text:style-name="P2">SELECT DATE_FORMAT(rental_date, "%M %d %Y") AS rental_2006</text:p>
      <text:p text:style-name="P1">FROM rental</text:p>
      <text:p text:style-name="P1">WHERE rental_date LIKE '%2006';</text:p>
      <text:p text:style-name="P1"/>
      <text:p text:style-name="P3">2 /</text:p>
      <text:p text:style-name="P3">SELECT rental_duration</text:p>
      <text:p text:style-name="P3">FROM film ORDER BY rental_duration;</text:p>
      <text:p text:style-name="P3"/>
      <text:p text:style-name="P4">3 / </text:p>
      <text:p text:style-name="P4">SELECT rental_id, rental_date, last_update, DATE_FORMAT(rental_date, "%M %d %Y %T")</text:p>
      <text:p text:style-name="P4">FROM rental</text:p>
      <text:p text:style-name="P18">&gt;<text:span text:style-name="T2">&gt; <text:s/>syntaxe pour la traduire avant 1 h du matin non réuisie</text:span></text:p>
      <text:p text:style-name="P18"/>
      <text:p text:style-name="P4">4 /</text:p>
      <text:p text:style-name="P4">SELECT DISTINCT rental_date</text:p>
      <text:p text:style-name="P4">FROM rental</text:p>
      <text:p text:style-name="P4">WHERE (rental_date LIKE '2005-04%') OR (rental_date LIKE '2005-05%')</text:p>
      <text:p text:style-name="P4">ORDER BY rental_date DESC</text:p>
      <text:p text:style-name="P4"/>
      <text:p text:style-name="P5">5 /</text:p>
      <text:p text:style-name="P5">SELECT*</text:p>
      <text:p text:style-name="P5">FROM film</text:p>
      <text:p text:style-name="P5">WHERE title NOT LIKE '%Le'</text:p>
      <text:p text:style-name="P5"/>
      <text:p text:style-name="P6">6 /</text:p>
      <text:p text:style-name="P6">ELECT* </text:p>
      <text:p text:style-name="P6">FROM film</text:p>
      <text:p text:style-name="P6">WHERE rating IN ('PG-13', 'NC-17');</text:p>
      <text:p text:style-name="P6"/>
      <text:p text:style-name="P7">-- ALTER TABLE film</text:p>
      <text:p text:style-name="P7">-- ADD rating_status <text:span text:style-name="T2">VACHAR (6) &gt;&gt; <text:s/>syntaxe non réussie</text:span></text:p>
      <text:p text:style-name="P6"/>
      <text:p text:style-name="P6">7 /</text:p>
      <text:p text:style-name="P16">=&gt; Proposition 1</text:p>
      <text:p text:style-name="P6">SELECT LEFT(name, 1)</text:p>
      <text:p text:style-name="P6">FROM category</text:p>
      <text:p text:style-name="P17">&gt;&gt; Syntaxe d’isolement des A et C non réussie !!</text:p>
      <text:p text:style-name="P14"/>
      <text:p text:style-name="P8">=&gt; proposition 2</text:p>
      <text:p text:style-name="P8">SELECT*</text:p>
      <text:p text:style-name="P8">FROM category</text:p>
      <text:p text:style-name="P8">WHERE name LIKE 'A%' OR name LIKE 'C%'</text:p>
      <text:p text:style-name="P8"/>
      <text:p text:style-name="P8">8 /</text:p>
      <text:p text:style-name="P8">SELECT LEFT (name, 3)</text:p>
      <text:p text:style-name="P8">FROM category</text:p>
      <text:p text:style-name="P8"/>
      <text:p text:style-name="P8"><text:soft-page-break/></text:p>
      <text:p text:style-name="P9">9 /</text:p>
      <text:p text:style-name="P9">SELECT LEFT(name, 3)</text:p>
      <text:p text:style-name="P9">FROM category</text:p>
      <text:p text:style-name="P9"/>
      <text:p text:style-name="P9"/>
      <text:p text:style-name="P9">10 /</text:p>
      <text:p text:style-name="P13">SELECT actor_id, last_name, last_update,</text:p>
      <text:p text:style-name="P13">REPLACE (first_name, 'E', 'A')</text:p>
      <text:p text:style-name="P13">FROM actor</text:p>
      <text:p text:style-name="P13">ORDER BY last_upd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2T11:30:09.862694803</meta:creation-date>
    <dc:date>2021-04-23T03:07:29.418619395</dc:date>
    <meta:editing-duration>PT29M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47" meta:word-count="167" meta:character-count="1003" meta:non-whitespace-character-count="877"/>
  </office:meta>
</office:document-meta>
</file>